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093" officeooo:paragraph-rsid="000ea093"/>
    </style:style>
    <style:style style:name="P2" style:family="paragraph" style:parent-style-name="Standard">
      <style:text-properties officeooo:rsid="00109b9b" officeooo:paragraph-rsid="00109b9b"/>
    </style:style>
    <style:style style:name="P3" style:family="paragraph" style:parent-style-name="Standard">
      <style:text-properties officeooo:rsid="0010ccd6" officeooo:paragraph-rsid="0010ccd6"/>
    </style:style>
    <style:style style:name="P4" style:family="paragraph" style:parent-style-name="Standard">
      <style:text-properties officeooo:rsid="00122185" officeooo:paragraph-rsid="0012218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4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ch entry itself is in a JSON like format being a single line.</text:p>
      <text:p text:style-name="P1"/>
      <text:p text:style-name="P1">{„type“ : „&lt;type&gt;“, „data“: [&lt;list of properties&gt;] }</text:p>
      <text:p text:style-name="P1"/>
      <text:p text:style-name="P2">A property contains a key field an a value field. A value my be a number but must be encoded as a string. Binary data may be encoded as a base64 string. In order to prevent encoding issues strings may also be encoded as base64 and strored as a b64 string.</text:p>
      <text:p text:style-name="P2"/>
      <text:p text:style-name="P3">Lines <text:span text:style-name="T1">beginning</text:span><text:span text:style-name="T2"> with a ‚#‘ must be ignored.</text:span></text:p>
      <text:p text:style-name="P3"><text:span text:style-name="T2"/></text:p>
      <text:p text:style-name="P4"><text:span text:style-name="T2">A note on the exported file:</text:span></text:p>
      <text:p text:style-name="P4"><text:span text:style-name="T2">It will not contain the users. They‘ll have to be recreated every single time. </text:span><text:span text:style-name="T3">Entries referencing a particular profile will contain the nick name instead for reference. That way they can be matched next time the backup is bein rolled out if the users ex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01:37.240082371</meta:creation-date>
    <meta:generator>LibreOffice/6.0.5.2$FreeBSD_X86_64 LibreOffice_project/00m0$Build-2</meta:generator>
    <dc:date>2018-12-21T11:05:01.012496996</dc:date>
    <meta:editing-duration>PT1H17M50S</meta:editing-duration>
    <meta:editing-cycles>3</meta:editing-cycles>
    <meta:document-statistic meta:table-count="0" meta:image-count="0" meta:object-count="0" meta:page-count="1" meta:paragraph-count="6" meta:word-count="131" meta:character-count="699" meta:non-whitespace-character-count="574"/>
  </office:meta>
</office:document-meta>
</file>